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5.255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5.39cm"/>
    </style:style>
    <style:style style:name="co15" style:family="table-column">
      <style:table-column-properties fo:break-before="auto" style:column-width="4.029cm"/>
    </style:style>
    <style:style style:name="co16" style:family="table-column">
      <style:table-column-properties fo:break-before="auto" style:column-width="3.731cm"/>
    </style:style>
    <style:style style:name="co17" style:family="table-column">
      <style:table-column-properties fo:break-before="auto" style:column-width="4.083cm"/>
    </style:style>
    <style:style style:name="co18" style:family="table-column">
      <style:table-column-properties fo:break-before="auto" style:column-width="4.438cm"/>
    </style:style>
    <style:style style:name="co19" style:family="table-column">
      <style:table-column-properties fo:break-before="auto" style:column-width="5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agrammes" table:style-name="ta1">
        <table:shapes>
          <draw:frame draw:z-index="0" draw:style-name="gr1" draw:text-style-name="P1" svg:width="15.997cm" svg:height="9.004cm" svg:x="21.256cm" svg:y="8.367cm">
            <draw:object draw:notify-on-update-of-ranges="Diagrammes.A3:Diagrammes.A3 Diagrammes.B3:Diagrammes.H3 Diagrammes.A4:Diagrammes.A4 Diagrammes.B4:Diagrammes.H4 Diagrammes.A5:Diagrammes.A5 Diagrammes.B5:Diagrammes.H5 Diagrammes.A6:Diagrammes.A6 Diagrammes.B6:Diagrammes.H6 Diagrammes.A7:Diagrammes.A7 Diagrammes.B7:Diagrammes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3.607cm" svg:y="8.579cm">
            <draw:object draw:notify-on-update-of-ranges="Diagrammes.A12:Diagrammes.A12 Diagrammes.B12:Diagrammes.H12 Diagrammes.A13:Diagrammes.A13 Diagrammes.B13:Diagrammes.H13 Diagrammes.A14:Diagrammes.A14 Diagrammes.B14:Diagrammes.H14 Diagrammes.A15:Diagrammes.A15 Diagrammes.B15:Diagrammes.H15 Diagrammes.A16:Diagrammes.A16 Diagrammes.B16:Diagrammes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2x2</text:p>
          </table:table-cell>
          <table:table-cell office:value-type="string" calcext:value-type="string">
            <text:p>3x3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office:value-type="string" calcext:value-type="string">
            <text:p>7x7</text:p>
          </table:table-cell>
          <table:table-cell office:value-type="string" calcext:value-type="string">
            <text:p>8x8</text:p>
          </table:table-cell>
        </table:table-row>
        <table:table-row table:style-name="ro1">
          <table:table-cell office:value-type="string" calcext:value-type="string">
            <text:p>Itérative</text:p>
          </table:table-cell>
          <table:table-cell table:formula="of:=AVERAGE([$Iterative.A3:.A12])" office:value-type="float" office:value="0" calcext:value-type="float">
            <text:p>0</text:p>
          </table:table-cell>
          <table:table-cell table:formula="of:=AVERAGE([$Iterative.D3:.D12])" office:value-type="float" office:value="0" calcext:value-type="float">
            <text:p>0</text:p>
          </table:table-cell>
          <table:table-cell table:formula="of:=AVERAGE([$Iterative.G3:.G12])" office:value-type="float" office:value="0" calcext:value-type="float">
            <text:p>0</text:p>
          </table:table-cell>
          <table:table-cell table:formula="of:=AVERAGE([$Iterative.J3:.J12])" office:value-type="float" office:value="0" calcext:value-type="float">
            <text:p>0</text:p>
          </table:table-cell>
          <table:table-cell table:formula="of:=AVERAGE([$Iterative.M3:.M12])" office:value-type="float" office:value="0.03044088" calcext:value-type="float">
            <text:p>0,03044088</text:p>
          </table:table-cell>
          <table:table-cell table:formula="of:=AVERAGE([$Iterative.P3:.P12])" office:value-type="float" office:value="7.791253" calcext:value-type="float">
            <text:p>7,791253</text:p>
          </table:table-cell>
          <table:table-cell table:formula="of:=AVERAGE([$Iterative.S3:.S12])" office:value-type="float" office:value="490.6894" calcext:value-type="float">
            <text:p>490,6894</text:p>
          </table:table-cell>
        </table:table-row>
        <table:table-row table:style-name="ro1">
          <table:table-cell office:value-type="string" calcext:value-type="string">
            <text:p>Récursive</text:p>
          </table:table-cell>
          <table:table-cell table:formula="of:=AVERAGE([$Recursive.A3:.A12])" office:value-type="float" office:value="0" calcext:value-type="float">
            <text:p>0</text:p>
          </table:table-cell>
          <table:table-cell table:formula="of:=AVERAGE([$Recursive.D3:.D12])" office:value-type="float" office:value="0" calcext:value-type="float">
            <text:p>0</text:p>
          </table:table-cell>
          <table:table-cell table:formula="of:=AVERAGE([$Recursive.G3:.G12])" office:value-type="float" office:value="0" calcext:value-type="float">
            <text:p>0</text:p>
          </table:table-cell>
          <table:table-cell table:formula="of:=AVERAGE([$Recursive.J3:.J12])" office:value-type="float" office:value="0.00176398" calcext:value-type="float">
            <text:p>0,00176398</text:p>
          </table:table-cell>
          <table:table-cell table:formula="of:=AVERAGE([$Recursive.M3:.M12])" office:value-type="float" office:value="0.031106" calcext:value-type="float">
            <text:p>0,031106</text:p>
          </table:table-cell>
          <table:table-cell table:formula="of:=AVERAGE([$Recursive.P3:.P12])" office:value-type="float" office:value="8.442841" calcext:value-type="float">
            <text:p>8,442841</text:p>
          </table:table-cell>
          <table:table-cell table:formula="of:=AVERAGE([$Recursive.S3:.S12])" office:value-type="float" office:value="524.4767" calcext:value-type="float">
            <text:p>524,4767</text:p>
          </table:table-cell>
        </table:table-row>
        <table:table-row table:style-name="ro1">
          <table:table-cell office:value-type="string" calcext:value-type="string">
            <text:p>ThreadPool</text:p>
          </table:table-cell>
          <table:table-cell table:formula="of:=AVERAGE([$ThreadPool.A3:.A12])" office:value-type="float" office:value="0.00020165" calcext:value-type="float">
            <text:p>0,00020165</text:p>
          </table:table-cell>
          <table:table-cell table:formula="of:=AVERAGE([$ThreadPool.D3:.D12])" office:value-type="float" office:value="0.00156292" calcext:value-type="float">
            <text:p>0,00156292</text:p>
          </table:table-cell>
          <table:table-cell table:formula="of:=AVERAGE([$ThreadPool.G3:.G12])" office:value-type="float" office:value="0.0005112" calcext:value-type="float">
            <text:p>0,0005112</text:p>
          </table:table-cell>
          <table:table-cell table:formula="of:=AVERAGE([$ThreadPool.J3:.J12])" office:value-type="float" office:value="0.00010156" calcext:value-type="float">
            <text:p>0,00010156</text:p>
          </table:table-cell>
          <table:table-cell table:formula="of:=AVERAGE([$ThreadPool.M3:.M12])" office:value-type="float" office:value="0.01314513" calcext:value-type="float">
            <text:p>0,01314513</text:p>
          </table:table-cell>
          <table:table-cell table:formula="of:=AVERAGE([$ThreadPool.P3:.P12])" office:value-type="float" office:value="0.865351" calcext:value-type="float">
            <text:p>0,865351</text:p>
          </table:table-cell>
          <table:table-cell table:formula="of:=AVERAGE([$ThreadPool.S3:.S12])" office:value-type="float" office:value="262.9638" calcext:value-type="float">
            <text:p>262,9638</text:p>
          </table:table-cell>
        </table:table-row>
        <table:table-row table:style-name="ro1">
          <table:table-cell office:value-type="string" calcext:value-type="string">
            <text:p>ThreadVector</text:p>
          </table:table-cell>
          <table:table-cell table:formula="of:=AVERAGE([$ThreadVector.A3:.A12])" office:value-type="float" office:value="0" calcext:value-type="float">
            <text:p>0</text:p>
          </table:table-cell>
          <table:table-cell table:formula="of:=AVERAGE([$ThreadVector.D3:.D12])" office:value-type="float" office:value="0.00166462" calcext:value-type="float">
            <text:p>0,00166462</text:p>
          </table:table-cell>
          <table:table-cell table:formula="of:=AVERAGE([$ThreadVector.G3:.G12])" office:value-type="float" office:value="0.00357298" calcext:value-type="float">
            <text:p>0,00357298</text:p>
          </table:table-cell>
          <table:table-cell table:formula="of:=AVERAGE([$ThreadVector.J3:.J12])" office:value-type="float" office:value="0.00035073" calcext:value-type="float">
            <text:p>0,00035073</text:p>
          </table:table-cell>
          <table:table-cell table:formula="of:=AVERAGE([$ThreadVector.M3:.M12])" office:value-type="float" office:value="0.01208871" calcext:value-type="float">
            <text:p>0,01208871</text:p>
          </table:table-cell>
          <table:table-cell table:formula="of:=AVERAGE([$ThreadVector.P3:.P12])" office:value-type="float" office:value="1.9921956" calcext:value-type="float">
            <text:p>1,9921956</text:p>
          </table:table-cell>
          <table:table-cell table:formula="of:=AVERAGE([$ThreadVector.S3:.S12])" office:value-type="float" office:value="261.2228" calcext:value-type="float">
            <text:p>261,2228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érative</text:p>
          </table:table-cell>
          <table:table-cell table:formula="of:=AVERAGE([$Iterative.A12:.A21])" office:value-type="float" office:value="0" calcext:value-type="float">
            <text:p>0</text:p>
          </table:table-cell>
          <table:table-cell table:formula="of:=AVERAGE([$Iterative.D12:.D21])" office:value-type="float" office:value="0" calcext:value-type="float">
            <text:p>0</text:p>
          </table:table-cell>
          <table:table-cell table:formula="of:=AVERAGE([$Iterative.G12:.G21])" office:value-type="float" office:value="0" calcext:value-type="float">
            <text:p>0</text:p>
          </table:table-cell>
          <table:table-cell table:formula="of:=AVERAGE([$Iterative.J12:.J21])" office:value-type="float" office:value="0" calcext:value-type="float">
            <text:p>0</text:p>
          </table:table-cell>
          <table:table-cell table:formula="of:=AVERAGE([$Iterative.M12:.M21])" office:value-type="float" office:value="0.0312417" calcext:value-type="float">
            <text:p>0,0312417</text:p>
          </table:table-cell>
          <table:table-cell table:formula="of:=AVERAGE([$Iterative.P12:.P21])" office:value-type="float" office:value="7.9205" calcext:value-type="float">
            <text:p>7,9205</text:p>
          </table:table-cell>
          <table:table-cell table:formula="of:=AVERAGE([$Iterative.S12:.S21])" office:value-type="float" office:value="490.294" calcext:value-type="float">
            <text:p>490,294</text:p>
          </table:table-cell>
        </table:table-row>
        <table:table-row table:style-name="ro1">
          <table:table-cell office:value-type="string" calcext:value-type="string">
            <text:p>Récursive</text:p>
          </table:table-cell>
          <table:table-cell table:formula="of:=AVERAGE([$Recursive.A12:.A21])" office:value-type="float" office:value="0" calcext:value-type="float">
            <text:p>0</text:p>
          </table:table-cell>
          <table:table-cell table:formula="of:=AVERAGE([$Recursive.D12:.D21])" office:value-type="float" office:value="0" calcext:value-type="float">
            <text:p>0</text:p>
          </table:table-cell>
          <table:table-cell table:formula="of:=AVERAGE([$Recursive.G12:.G21])" office:value-type="float" office:value="0" calcext:value-type="float">
            <text:p>0</text:p>
          </table:table-cell>
          <table:table-cell table:formula="of:=AVERAGE([$Recursive.J12:.J21])" office:value-type="float" office:value="0" calcext:value-type="float">
            <text:p>0</text:p>
          </table:table-cell>
          <table:table-cell table:formula="of:=AVERAGE([$Recursive.M12:.M21])" office:value-type="float" office:value="0.03124" calcext:value-type="float">
            <text:p>0,03124</text:p>
          </table:table-cell>
          <table:table-cell table:formula="of:=AVERAGE([$Recursive.P12:.P21])" office:value-type="float" office:value="8.62538" calcext:value-type="float">
            <text:p>8,62538</text:p>
          </table:table-cell>
          <table:table-cell table:formula="of:=AVERAGE([$Recursive.S12:.S21])" office:value-type="float" office:value="524.427" calcext:value-type="float">
            <text:p>524,427</text:p>
          </table:table-cell>
        </table:table-row>
        <table:table-row table:style-name="ro1">
          <table:table-cell office:value-type="string" calcext:value-type="string">
            <text:p>ThreadPool</text:p>
          </table:table-cell>
          <table:table-cell table:formula="of:=AVERAGE([$ThreadPool.A12:.A21])" office:value-type="float" office:value="0" calcext:value-type="float">
            <text:p>0</text:p>
          </table:table-cell>
          <table:table-cell table:formula="of:=AVERAGE([$ThreadPool.D12:.D21])" office:value-type="float" office:value="0" calcext:value-type="float">
            <text:p>0</text:p>
          </table:table-cell>
          <table:table-cell table:formula="of:=AVERAGE([$ThreadPool.G12:.G21])" office:value-type="float" office:value="0.0020597" calcext:value-type="float">
            <text:p>0,0020597</text:p>
          </table:table-cell>
          <table:table-cell table:formula="of:=AVERAGE([$ThreadPool.J12:.J21])" office:value-type="float" office:value="0" calcext:value-type="float">
            <text:p>0</text:p>
          </table:table-cell>
          <table:table-cell table:formula="of:=AVERAGE([$ThreadPool.M12:.M21])" office:value-type="float" office:value="0" calcext:value-type="float">
            <text:p>0</text:p>
          </table:table-cell>
          <table:table-cell table:formula="of:=AVERAGE([$ThreadPool.P12:.P21])" office:value-type="float" office:value="0.795598" calcext:value-type="float">
            <text:p>0,795598</text:p>
          </table:table-cell>
          <table:table-cell table:formula="of:=AVERAGE([$ThreadPool.S12:.S21])" office:value-type="float" office:value="252.164" calcext:value-type="float">
            <text:p>252,164</text:p>
          </table:table-cell>
        </table:table-row>
        <table:table-row table:style-name="ro1">
          <table:table-cell office:value-type="string" calcext:value-type="string">
            <text:p>ThreadVector</text:p>
          </table:table-cell>
          <table:table-cell table:formula="of:=AVERAGE([$ThreadVector.A12:.A21])" office:value-type="float" office:value="0" calcext:value-type="float">
            <text:p>0</text:p>
          </table:table-cell>
          <table:table-cell table:formula="of:=AVERAGE([$ThreadVector.D12:.D21])" office:value-type="float" office:value="0.0156248" calcext:value-type="float">
            <text:p>0,0156248</text:p>
          </table:table-cell>
          <table:table-cell table:formula="of:=AVERAGE([$ThreadVector.G12:.G21])" office:value-type="float" office:value="0.0010057" calcext:value-type="float">
            <text:p>0,0010057</text:p>
          </table:table-cell>
          <table:table-cell table:formula="of:=AVERAGE([$ThreadVector.J12:.J21])" office:value-type="float" office:value="0" calcext:value-type="float">
            <text:p>0</text:p>
          </table:table-cell>
          <table:table-cell table:formula="of:=AVERAGE([$ThreadVector.M12:.M21])" office:value-type="float" office:value="0.0312487" calcext:value-type="float">
            <text:p>0,0312487</text:p>
          </table:table-cell>
          <table:table-cell table:formula="of:=AVERAGE([$ThreadVector.P12:.P21])" office:value-type="float" office:value="1.7571" calcext:value-type="float">
            <text:p>1,7571</text:p>
          </table:table-cell>
          <table:table-cell table:formula="of:=AVERAGE([$ThreadVector.S12:.S21])" office:value-type="float" office:value="276.073" calcext:value-type="float">
            <text:p>276,073</text:p>
          </table:table-cell>
        </table:table-row>
      </table:table>
      <table:table table:name="Iterative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x2</text:p>
          </table:table-cell>
          <table:table-cell table:number-columns-repeated="2"/>
          <table:table-cell office:value-type="string" calcext:value-type="string">
            <text:p>3x3</text:p>
          </table:table-cell>
          <table:table-cell table:number-columns-repeated="2"/>
          <table:table-cell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5x5</text:p>
          </table:table-cell>
          <table:table-cell table:number-columns-repeated="2"/>
          <table:table-cell office:value-type="string" calcext:value-type="string">
            <text:p>6x6</text:p>
          </table:table-cell>
          <table:table-cell table:number-columns-repeated="2"/>
          <table:table-cell office:value-type="string" calcext:value-type="string">
            <text:p>7x7</text:p>
          </table:table-cell>
          <table:table-cell table:number-columns-repeated="2"/>
          <table:table-cell office:value-type="string" calcext:value-type="string">
            <text:p>8x8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979" calcext:value-type="float">
            <text:p>0,0312979</text:p>
          </table:table-cell>
          <table:table-cell office:value-type="string" calcext:value-type="string">
            <text:p>31 ms 297 us 899 ns </text:p>
          </table:table-cell>
          <table:table-cell/>
          <table:table-cell office:value-type="float" office:value="7.62418" calcext:value-type="float">
            <text:p>7,62418</text:p>
          </table:table-cell>
          <table:table-cell office:value-type="string" calcext:value-type="string">
            <text:p>7 s 624 ms 178 us 900 ns </text:p>
          </table:table-cell>
          <table:table-cell/>
          <table:table-cell office:value-type="float" office:value="490.484" calcext:value-type="float">
            <text:p>490,484</text:p>
          </table:table-cell>
          <table:table-cell office:value-type="string" calcext:value-type="string">
            <text:p>8 m 10 s 483 ms 865 us 4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117" calcext:value-type="float">
            <text:p>0,0312117</text:p>
          </table:table-cell>
          <table:table-cell office:value-type="string" calcext:value-type="string">
            <text:p>31 ms 211 us 699 ns </text:p>
          </table:table-cell>
          <table:table-cell/>
          <table:table-cell office:value-type="float" office:value="7.60804" calcext:value-type="float">
            <text:p>7,60804</text:p>
          </table:table-cell>
          <table:table-cell office:value-type="string" calcext:value-type="string">
            <text:p>7 s 608 ms 43 us 600 ns </text:p>
          </table:table-cell>
          <table:table-cell/>
          <table:table-cell office:value-type="float" office:value="490.995" calcext:value-type="float">
            <text:p>490,995</text:p>
          </table:table-cell>
          <table:table-cell office:value-type="string" calcext:value-type="string">
            <text:p>8 m 10 s 995 ms 295 us 8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382" calcext:value-type="float">
            <text:p>0,0312382</text:p>
          </table:table-cell>
          <table:table-cell office:value-type="string" calcext:value-type="string">
            <text:p>31 ms 238 us 199 ns </text:p>
          </table:table-cell>
          <table:table-cell/>
          <table:table-cell office:value-type="float" office:value="7.60823" calcext:value-type="float">
            <text:p>7,60823</text:p>
          </table:table-cell>
          <table:table-cell office:value-type="string" calcext:value-type="string">
            <text:p>7 s 608 ms 229 us 500 ns </text:p>
          </table:table-cell>
          <table:table-cell/>
          <table:table-cell office:value-type="float" office:value="490.695" calcext:value-type="float">
            <text:p>490,695</text:p>
          </table:table-cell>
          <table:table-cell office:value-type="string" calcext:value-type="string">
            <text:p>8 m 10 s 695 ms 346 us 7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969" calcext:value-type="float">
            <text:p>0,0312969</text:p>
          </table:table-cell>
          <table:table-cell office:value-type="string" calcext:value-type="string">
            <text:p>31 ms 296 us 900 ns </text:p>
          </table:table-cell>
          <table:table-cell/>
          <table:table-cell office:value-type="float" office:value="7.60861" calcext:value-type="float">
            <text:p>7,60861</text:p>
          </table:table-cell>
          <table:table-cell office:value-type="string" calcext:value-type="string">
            <text:p>7 s 608 ms 613 us 499 ns </text:p>
          </table:table-cell>
          <table:table-cell/>
          <table:table-cell office:value-type="float" office:value="490.672" calcext:value-type="float">
            <text:p>490,672</text:p>
          </table:table-cell>
          <table:table-cell office:value-type="string" calcext:value-type="string">
            <text:p>8 m 10 s 672 ms 164 us 8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31439" calcext:value-type="float">
            <text:p>0,0231439</text:p>
          </table:table-cell>
          <table:table-cell office:value-type="string" calcext:value-type="string">
            <text:p>23 ms 143 us 899 ns </text:p>
          </table:table-cell>
          <table:table-cell/>
          <table:table-cell office:value-type="float" office:value="7.93257" calcext:value-type="float">
            <text:p>7,93257</text:p>
          </table:table-cell>
          <table:table-cell office:value-type="string" calcext:value-type="string">
            <text:p>7 s 932 ms 570 us 300 ns </text:p>
          </table:table-cell>
          <table:table-cell/>
          <table:table-cell office:value-type="float" office:value="490.606" calcext:value-type="float">
            <text:p>490,606</text:p>
          </table:table-cell>
          <table:table-cell office:value-type="string" calcext:value-type="string">
            <text:p>8 m 10 s 606 ms 290 us 6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71" calcext:value-type="float">
            <text:p>0,0312471</text:p>
          </table:table-cell>
          <table:table-cell office:value-type="string" calcext:value-type="string">
            <text:p>31 ms 247 us 99 ns </text:p>
          </table:table-cell>
          <table:table-cell/>
          <table:table-cell office:value-type="float" office:value="7.90496" calcext:value-type="float">
            <text:p>7,90496</text:p>
          </table:table-cell>
          <table:table-cell office:value-type="string" calcext:value-type="string">
            <text:p>7 s 904 ms 960 us 899 ns </text:p>
          </table:table-cell>
          <table:table-cell/>
          <table:table-cell office:value-type="float" office:value="490.684" calcext:value-type="float">
            <text:p>490,684</text:p>
          </table:table-cell>
          <table:table-cell office:value-type="string" calcext:value-type="string">
            <text:p>8 m 10 s 683 ms 898 us 3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02" calcext:value-type="float">
            <text:p>0,0312402</text:p>
          </table:table-cell>
          <table:table-cell office:value-type="string" calcext:value-type="string">
            <text:p>31 ms 240 us 199 ns </text:p>
          </table:table-cell>
          <table:table-cell/>
          <table:table-cell office:value-type="float" office:value="7.90979" calcext:value-type="float">
            <text:p>7,90979</text:p>
          </table:table-cell>
          <table:table-cell office:value-type="string" calcext:value-type="string">
            <text:p>7 s 909 ms 792 us </text:p>
          </table:table-cell>
          <table:table-cell/>
          <table:table-cell office:value-type="float" office:value="490.582" calcext:value-type="float">
            <text:p>490,582</text:p>
          </table:table-cell>
          <table:table-cell office:value-type="string" calcext:value-type="string">
            <text:p>8 m 10 s 581 ms 684 us 6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22" calcext:value-type="float">
            <text:p>0,0312422</text:p>
          </table:table-cell>
          <table:table-cell office:value-type="string" calcext:value-type="string">
            <text:p>31 ms 242 us 200 ns </text:p>
          </table:table-cell>
          <table:table-cell/>
          <table:table-cell office:value-type="float" office:value="7.90651" calcext:value-type="float">
            <text:p>7,90651</text:p>
          </table:table-cell>
          <table:table-cell office:value-type="string" calcext:value-type="string">
            <text:p>7 s 906 ms 507 us 799 ns </text:p>
          </table:table-cell>
          <table:table-cell/>
          <table:table-cell office:value-type="float" office:value="491.22" calcext:value-type="float">
            <text:p>491,22</text:p>
          </table:table-cell>
          <table:table-cell office:value-type="string" calcext:value-type="string">
            <text:p>8 m 11 s 219 ms 690 us 7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9" calcext:value-type="float">
            <text:p>0,031249</text:p>
          </table:table-cell>
          <table:table-cell office:value-type="string" calcext:value-type="string">
            <text:p>31 ms 248 us 999 ns </text:p>
          </table:table-cell>
          <table:table-cell/>
          <table:table-cell office:value-type="float" office:value="7.88914" calcext:value-type="float">
            <text:p>7,88914</text:p>
          </table:table-cell>
          <table:table-cell office:value-type="string" calcext:value-type="string">
            <text:p>7 s 889 ms 137 us 500 ns </text:p>
          </table:table-cell>
          <table:table-cell/>
          <table:table-cell office:value-type="float" office:value="490.662" calcext:value-type="float">
            <text:p>490,662</text:p>
          </table:table-cell>
          <table:table-cell office:value-type="string" calcext:value-type="string">
            <text:p>8 m 10 s 662 ms 269 us 9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17" calcext:value-type="float">
            <text:p>0,0312417</text:p>
          </table:table-cell>
          <table:table-cell office:value-type="string" calcext:value-type="string">
            <text:p>31 ms 241 us 700 ns </text:p>
          </table:table-cell>
          <table:table-cell/>
          <table:table-cell office:value-type="float" office:value="7.9205" calcext:value-type="float">
            <text:p>7,9205</text:p>
          </table:table-cell>
          <table:table-cell office:value-type="string" calcext:value-type="string">
            <text:p>7 s 920 ms 495 us 500 ns </text:p>
          </table:table-cell>
          <table:table-cell/>
          <table:table-cell office:value-type="float" office:value="490.294" calcext:value-type="float">
            <text:p>490,294</text:p>
          </table:table-cell>
          <table:table-cell office:value-type="string" calcext:value-type="string">
            <text:p>8 m 10 s 294 ms 320 us 500 ns </text:p>
          </table:table-cell>
        </table:table-row>
      </table:table>
      <table:table table:name="Recursive" table:style-name="ta1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x2</text:p>
          </table:table-cell>
          <table:table-cell table:number-columns-repeated="2"/>
          <table:table-cell office:value-type="string" calcext:value-type="string">
            <text:p>3x3</text:p>
          </table:table-cell>
          <table:table-cell table:number-columns-repeated="2"/>
          <table:table-cell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5x5</text:p>
          </table:table-cell>
          <table:table-cell table:number-columns-repeated="2"/>
          <table:table-cell office:value-type="string" calcext:value-type="string">
            <text:p>6x6</text:p>
          </table:table-cell>
          <table:table-cell table:number-columns-repeated="2"/>
          <table:table-cell office:value-type="string" calcext:value-type="string">
            <text:p>7x7</text:p>
          </table:table-cell>
          <table:table-cell table:number-columns-repeated="2"/>
          <table:table-cell office:value-type="string" calcext:value-type="string">
            <text:p>8x8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45" calcext:value-type="float">
            <text:p>0,0312445</text:p>
          </table:table-cell>
          <table:table-cell office:value-type="string" calcext:value-type="string">
            <text:p>31 ms 244 us 500 ns </text:p>
          </table:table-cell>
          <table:table-cell/>
          <table:table-cell office:value-type="float" office:value="8.35884" calcext:value-type="float">
            <text:p>8,35884</text:p>
          </table:table-cell>
          <table:table-cell office:value-type="string" calcext:value-type="string">
            <text:p>8 s 358 ms 836 us 200 ns </text:p>
          </table:table-cell>
          <table:table-cell/>
          <table:table-cell office:value-type="float" office:value="524.635" calcext:value-type="float">
            <text:p>524,635</text:p>
          </table:table-cell>
          <table:table-cell office:value-type="string" calcext:value-type="string">
            <text:p>8 m 44 s 635 ms 16 us 1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29" calcext:value-type="float">
            <text:p>0,0312429</text:p>
          </table:table-cell>
          <table:table-cell office:value-type="string" calcext:value-type="string">
            <text:p>31 ms 242 us 899 ns </text:p>
          </table:table-cell>
          <table:table-cell/>
          <table:table-cell office:value-type="float" office:value="8.34279" calcext:value-type="float">
            <text:p>8,34279</text:p>
          </table:table-cell>
          <table:table-cell office:value-type="string" calcext:value-type="string">
            <text:p>8 s 342 ms 794 us 899 ns </text:p>
          </table:table-cell>
          <table:table-cell/>
          <table:table-cell office:value-type="float" office:value="524.457" calcext:value-type="float">
            <text:p>524,457</text:p>
          </table:table-cell>
          <table:table-cell office:value-type="string" calcext:value-type="string">
            <text:p>8 m 44 s 456 ms 891 u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02" calcext:value-type="float">
            <text:p>0,0312402</text:p>
          </table:table-cell>
          <table:table-cell office:value-type="string" calcext:value-type="string">
            <text:p>31 ms 240 us 199 ns </text:p>
          </table:table-cell>
          <table:table-cell/>
          <table:table-cell office:value-type="float" office:value="8.4376" calcext:value-type="float">
            <text:p>8,4376</text:p>
          </table:table-cell>
          <table:table-cell office:value-type="string" calcext:value-type="string">
            <text:p>8 s 437 ms 601 us 100 ns </text:p>
          </table:table-cell>
          <table:table-cell/>
          <table:table-cell office:value-type="float" office:value="524.085" calcext:value-type="float">
            <text:p>524,085</text:p>
          </table:table-cell>
          <table:table-cell office:value-type="string" calcext:value-type="string">
            <text:p>8 m 44 s 84 ms 744 us 6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0091" calcext:value-type="float">
            <text:p>0,0010091</text:p>
          </table:table-cell>
          <table:table-cell office:value-type="string" calcext:value-type="string">
            <text:p>1 ms 9 us 99 ns </text:p>
          </table:table-cell>
          <table:table-cell/>
          <table:table-cell office:value-type="float" office:value="0.0307086" calcext:value-type="float">
            <text:p>0,0307086</text:p>
          </table:table-cell>
          <table:table-cell office:value-type="string" calcext:value-type="string">
            <text:p>30 ms 708 us 600 ns </text:p>
          </table:table-cell>
          <table:table-cell/>
          <table:table-cell office:value-type="float" office:value="8.35817" calcext:value-type="float">
            <text:p>8,35817</text:p>
          </table:table-cell>
          <table:table-cell office:value-type="string" calcext:value-type="string">
            <text:p>8 s 358 ms 171 us 99 ns </text:p>
          </table:table-cell>
          <table:table-cell/>
          <table:table-cell office:value-type="float" office:value="524.578" calcext:value-type="float">
            <text:p>524,578</text:p>
          </table:table-cell>
          <table:table-cell office:value-type="string" calcext:value-type="string">
            <text:p>8 m 44 s 578 ms 83 us 6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0107" calcext:value-type="float">
            <text:p>0,0010107</text:p>
          </table:table-cell>
          <table:table-cell office:value-type="string" calcext:value-type="string">
            <text:p>1 ms 10 us 699 ns </text:p>
          </table:table-cell>
          <table:table-cell/>
          <table:table-cell office:value-type="float" office:value="0.03132" calcext:value-type="float">
            <text:p>0,03132</text:p>
          </table:table-cell>
          <table:table-cell office:value-type="string" calcext:value-type="string">
            <text:p>31 ms 320 us </text:p>
          </table:table-cell>
          <table:table-cell/>
          <table:table-cell office:value-type="float" office:value="8.35812" calcext:value-type="float">
            <text:p>8,35812</text:p>
          </table:table-cell>
          <table:table-cell office:value-type="string" calcext:value-type="string">
            <text:p>8 s 358 ms 119 us 900 ns </text:p>
          </table:table-cell>
          <table:table-cell/>
          <table:table-cell office:value-type="float" office:value="524.312" calcext:value-type="float">
            <text:p>524,312</text:p>
          </table:table-cell>
          <table:table-cell office:value-type="string" calcext:value-type="string">
            <text:p>8 m 44 s 311 ms 875 us 3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501" calcext:value-type="float">
            <text:p>0,0312501</text:p>
          </table:table-cell>
          <table:table-cell office:value-type="string" calcext:value-type="string">
            <text:p>31 ms 250 us 100 ns </text:p>
          </table:table-cell>
          <table:table-cell/>
          <table:table-cell office:value-type="float" office:value="8.45217" calcext:value-type="float">
            <text:p>8,45217</text:p>
          </table:table-cell>
          <table:table-cell office:value-type="string" calcext:value-type="string">
            <text:p>8 s 452 ms 168 us 999 ns </text:p>
          </table:table-cell>
          <table:table-cell/>
          <table:table-cell office:value-type="float" office:value="524.117" calcext:value-type="float">
            <text:p>524,117</text:p>
          </table:table-cell>
          <table:table-cell office:value-type="string" calcext:value-type="string">
            <text:p>8 m 44 s 116 ms 734 us 9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02473" calcext:value-type="float">
            <text:p>0,0302473</text:p>
          </table:table-cell>
          <table:table-cell office:value-type="string" calcext:value-type="string">
            <text:p>30 ms 247 us 300 ns </text:p>
          </table:table-cell>
          <table:table-cell/>
          <table:table-cell office:value-type="float" office:value="8.49891" calcext:value-type="float">
            <text:p>8,49891</text:p>
          </table:table-cell>
          <table:table-cell office:value-type="string" calcext:value-type="string">
            <text:p>8 s 498 ms 909 us 899 ns </text:p>
          </table:table-cell>
          <table:table-cell/>
          <table:table-cell office:value-type="float" office:value="525.02" calcext:value-type="float">
            <text:p>525,02</text:p>
          </table:table-cell>
          <table:table-cell office:value-type="string" calcext:value-type="string">
            <text:p>8 m 45 s 19 ms 969 us 8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855" calcext:value-type="float">
            <text:p>0,0312855</text:p>
          </table:table-cell>
          <table:table-cell office:value-type="string" calcext:value-type="string">
            <text:p>31 ms 285 us 500 ns </text:p>
          </table:table-cell>
          <table:table-cell/>
          <table:table-cell office:value-type="float" office:value="8.50367" calcext:value-type="float">
            <text:p>8,50367</text:p>
          </table:table-cell>
          <table:table-cell office:value-type="string" calcext:value-type="string">
            <text:p>8 s 503 ms 666 us 100 ns </text:p>
          </table:table-cell>
          <table:table-cell/>
          <table:table-cell office:value-type="float" office:value="524.556" calcext:value-type="float">
            <text:p>524,556</text:p>
          </table:table-cell>
          <table:table-cell office:value-type="string" calcext:value-type="string">
            <text:p>8 m 44 s 556 ms 297 us 5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" calcext:value-type="float">
            <text:p>0,01562</text:p>
          </table:table-cell>
          <table:table-cell office:value-type="string" calcext:value-type="string">
            <text:p>15 ms 620 us </text:p>
          </table:table-cell>
          <table:table-cell/>
          <table:table-cell office:value-type="float" office:value="0.0312809" calcext:value-type="float">
            <text:p>0,0312809</text:p>
          </table:table-cell>
          <table:table-cell office:value-type="string" calcext:value-type="string">
            <text:p>31 ms 280 us 899 ns </text:p>
          </table:table-cell>
          <table:table-cell/>
          <table:table-cell office:value-type="float" office:value="8.49276" calcext:value-type="float">
            <text:p>8,49276</text:p>
          </table:table-cell>
          <table:table-cell office:value-type="string" calcext:value-type="string">
            <text:p>8 s 492 ms 761 us 800 ns </text:p>
          </table:table-cell>
          <table:table-cell/>
          <table:table-cell office:value-type="float" office:value="524.58" calcext:value-type="float">
            <text:p>524,58</text:p>
          </table:table-cell>
          <table:table-cell office:value-type="string" calcext:value-type="string">
            <text:p>8 m 44 s 579 ms 559 us 9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" calcext:value-type="float">
            <text:p>0,03124</text:p>
          </table:table-cell>
          <table:table-cell office:value-type="string" calcext:value-type="string">
            <text:p>31 ms 240 us </text:p>
          </table:table-cell>
          <table:table-cell/>
          <table:table-cell office:value-type="float" office:value="8.62538" calcext:value-type="float">
            <text:p>8,62538</text:p>
          </table:table-cell>
          <table:table-cell office:value-type="string" calcext:value-type="string">
            <text:p>8 s 625 ms 381 us 799 ns </text:p>
          </table:table-cell>
          <table:table-cell/>
          <table:table-cell office:value-type="float" office:value="524.427" calcext:value-type="float">
            <text:p>524,427</text:p>
          </table:table-cell>
          <table:table-cell office:value-type="string" calcext:value-type="string">
            <text:p>8 m 44 s 427 ms 62 us 200 ns </text:p>
          </table:table-cell>
        </table:table-row>
      </table:table>
      <table:table table:name="ThreadPool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2x2</text:p>
          </table:table-cell>
          <table:table-cell table:number-columns-repeated="2"/>
          <table:table-cell office:value-type="string" calcext:value-type="string">
            <text:p>3x3</text:p>
          </table:table-cell>
          <table:table-cell table:number-columns-repeated="2"/>
          <table:table-cell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5x5</text:p>
          </table:table-cell>
          <table:table-cell table:number-columns-repeated="2"/>
          <table:table-cell office:value-type="string" calcext:value-type="string">
            <text:p>6x6</text:p>
          </table:table-cell>
          <table:table-cell table:number-columns-repeated="2"/>
          <table:table-cell office:value-type="string" calcext:value-type="string">
            <text:p>7x7</text:p>
          </table:table-cell>
          <table:table-cell table:number-columns-repeated="2"/>
          <table:table-cell office:value-type="string" calcext:value-type="string">
            <text:p>8x8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393" calcext:value-type="float">
            <text:p>0,0156393</text:p>
          </table:table-cell>
          <table:table-cell office:value-type="string" calcext:value-type="string">
            <text:p>15 ms 639 us 299 ns </text:p>
          </table:table-cell>
          <table:table-cell/>
          <table:table-cell office:value-type="float" office:value="0.750257" calcext:value-type="float">
            <text:p>0,750257</text:p>
          </table:table-cell>
          <table:table-cell office:value-type="string" calcext:value-type="string">
            <text:p>750 ms 256 us 799 ns </text:p>
          </table:table-cell>
          <table:table-cell/>
          <table:table-cell office:value-type="float" office:value="258.234" calcext:value-type="float">
            <text:p>258,234</text:p>
          </table:table-cell>
          <table:table-cell office:value-type="string" calcext:value-type="string">
            <text:p>4 m 18 s 234 ms 371 us 8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0405" calcext:value-type="float">
            <text:p>0,0020405</text:p>
          </table:table-cell>
          <table:table-cell office:value-type="string" calcext:value-type="string">
            <text:p>2 ms 40 us 5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268" calcext:value-type="float">
            <text:p>0,0312268</text:p>
          </table:table-cell>
          <table:table-cell office:value-type="string" calcext:value-type="string">
            <text:p>31 ms 226 us 799 ns </text:p>
          </table:table-cell>
          <table:table-cell/>
          <table:table-cell office:value-type="float" office:value="0.765441" calcext:value-type="float">
            <text:p>0,765441</text:p>
          </table:table-cell>
          <table:table-cell office:value-type="string" calcext:value-type="string">
            <text:p>765 ms 440 us 600 ns </text:p>
          </table:table-cell>
          <table:table-cell/>
          <table:table-cell office:value-type="float" office:value="268.309" calcext:value-type="float">
            <text:p>268,309</text:p>
          </table:table-cell>
          <table:table-cell office:value-type="string" calcext:value-type="string">
            <text:p>4 m 28 s 309 ms 46 us </text:p>
          </table:table-cell>
        </table:table-row>
        <table:table-row table:style-name="ro1">
          <table:table-cell office:value-type="float" office:value="0.0010115" calcext:value-type="float">
            <text:p>0,0010115</text:p>
          </table:table-cell>
          <table:table-cell office:value-type="string" calcext:value-type="string">
            <text:p>1 ms 11 us 5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5061" calcext:value-type="float">
            <text:p>0,0025061</text:p>
          </table:table-cell>
          <table:table-cell office:value-type="string" calcext:value-type="string">
            <text:p>2 ms 506 us 100 ns </text:p>
          </table:table-cell>
          <table:table-cell/>
          <table:table-cell office:value-type="float" office:value="0.734198" calcext:value-type="float">
            <text:p>0,734198</text:p>
          </table:table-cell>
          <table:table-cell office:value-type="string" calcext:value-type="string">
            <text:p>734 ms 197 us 699 ns </text:p>
          </table:table-cell>
          <table:table-cell/>
          <table:table-cell office:value-type="float" office:value="253.004" calcext:value-type="float">
            <text:p>253,004</text:p>
          </table:table-cell>
          <table:table-cell office:value-type="string" calcext:value-type="string">
            <text:p>4 m 13 s 3 ms 553 us 6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0118" calcext:value-type="float">
            <text:p>0,0010118</text:p>
          </table:table-cell>
          <table:table-cell office:value-type="string" calcext:value-type="string">
            <text:p>1 ms 11 us 8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5047" calcext:value-type="float">
            <text:p>0,0025047</text:p>
          </table:table-cell>
          <table:table-cell office:value-type="string" calcext:value-type="string">
            <text:p>2 ms 504 us 699 ns </text:p>
          </table:table-cell>
          <table:table-cell/>
          <table:table-cell office:value-type="float" office:value="1.1247" calcext:value-type="float">
            <text:p>1,1247</text:p>
          </table:table-cell>
          <table:table-cell office:value-type="string" calcext:value-type="string">
            <text:p>1 s 124 ms 702 us 599 ns </text:p>
          </table:table-cell>
          <table:table-cell/>
          <table:table-cell office:value-type="float" office:value="261.099" calcext:value-type="float">
            <text:p>261,099</text:p>
          </table:table-cell>
          <table:table-cell office:value-type="string" calcext:value-type="string">
            <text:p>4 m 21 s 98 ms 857 us 5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15" calcext:value-type="float">
            <text:p>0,0156215</text:p>
          </table:table-cell>
          <table:table-cell office:value-type="string" calcext:value-type="string">
            <text:p>15 ms 621 us 499 ns </text:p>
          </table:table-cell>
          <table:table-cell/>
          <table:table-cell office:value-type="float" office:value="0.968522" calcext:value-type="float">
            <text:p>0,968522</text:p>
          </table:table-cell>
          <table:table-cell office:value-type="string" calcext:value-type="string">
            <text:p>968 ms 522 us 100 ns </text:p>
          </table:table-cell>
          <table:table-cell/>
          <table:table-cell office:value-type="float" office:value="258.006" calcext:value-type="float">
            <text:p>258,006</text:p>
          </table:table-cell>
          <table:table-cell office:value-type="string" calcext:value-type="string">
            <text:p>4 m 18 s 5 ms 511 us 5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92" calcext:value-type="float">
            <text:p>0,0156292</text:p>
          </table:table-cell>
          <table:table-cell office:value-type="string" calcext:value-type="string">
            <text:p>15 ms 629 us 199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0156" calcext:value-type="float">
            <text:p>0,0010156</text:p>
          </table:table-cell>
          <table:table-cell office:value-type="string" calcext:value-type="string">
            <text:p>1 ms 15 us 600 ns </text:p>
          </table:table-cell>
          <table:table-cell/>
          <table:table-cell office:value-type="float" office:value="0.0156203" calcext:value-type="float">
            <text:p>0,0156203</text:p>
          </table:table-cell>
          <table:table-cell office:value-type="string" calcext:value-type="string">
            <text:p>15 ms 620 us 300 ns </text:p>
          </table:table-cell>
          <table:table-cell/>
          <table:table-cell office:value-type="float" office:value="0.9529" calcext:value-type="float">
            <text:p>0,9529</text:p>
          </table:table-cell>
          <table:table-cell office:value-type="string" calcext:value-type="string">
            <text:p>952 ms 900 us 100 ns </text:p>
          </table:table-cell>
          <table:table-cell/>
          <table:table-cell office:value-type="float" office:value="274.977" calcext:value-type="float">
            <text:p>274,977</text:p>
          </table:table-cell>
          <table:table-cell office:value-type="string" calcext:value-type="string">
            <text:p>4 m 34 s 977 ms 206 us 2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1" calcext:value-type="float">
            <text:p>0,015621</text:p>
          </table:table-cell>
          <table:table-cell office:value-type="string" calcext:value-type="string">
            <text:p>15 ms 620 us 999 ns </text:p>
          </table:table-cell>
          <table:table-cell/>
          <table:table-cell office:value-type="float" office:value="0.937278" calcext:value-type="float">
            <text:p>0,937278</text:p>
          </table:table-cell>
          <table:table-cell office:value-type="string" calcext:value-type="string">
            <text:p>937 ms 277 us 800 ns </text:p>
          </table:table-cell>
          <table:table-cell/>
          <table:table-cell office:value-type="float" office:value="278.176" calcext:value-type="float">
            <text:p>278,176</text:p>
          </table:table-cell>
          <table:table-cell office:value-type="string" calcext:value-type="string">
            <text:p>4 m 38 s 176 ms 139 us 2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70878" calcext:value-type="float">
            <text:p>0,0170878</text:p>
          </table:table-cell>
          <table:table-cell office:value-type="string" calcext:value-type="string">
            <text:p>17 ms 87 us 800 ns </text:p>
          </table:table-cell>
          <table:table-cell/>
          <table:table-cell office:value-type="float" office:value="0.812309" calcext:value-type="float">
            <text:p>0,812309</text:p>
          </table:table-cell>
          <table:table-cell office:value-type="string" calcext:value-type="string">
            <text:p>812 ms 308 us 700 ns </text:p>
          </table:table-cell>
          <table:table-cell/>
          <table:table-cell office:value-type="float" office:value="266.607" calcext:value-type="float">
            <text:p>266,607</text:p>
          </table:table-cell>
          <table:table-cell office:value-type="string" calcext:value-type="string">
            <text:p>4 m 26 s 606 ms 826 us 800 ns </text:p>
          </table:table-cell>
        </table:table-row>
        <table:table-row table:style-name="ro1">
          <table:table-cell office:value-type="float" office:value="0.001005" calcext:value-type="float">
            <text:p>0,001005</text:p>
          </table:table-cell>
          <table:table-cell office:value-type="string" calcext:value-type="string">
            <text:p>1 ms 5 u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38" calcext:value-type="float">
            <text:p>0,0156238</text:p>
          </table:table-cell>
          <table:table-cell office:value-type="string" calcext:value-type="string">
            <text:p>15 ms 623 us 800 ns </text:p>
          </table:table-cell>
          <table:table-cell/>
          <table:table-cell office:value-type="float" office:value="0.812307" calcext:value-type="float">
            <text:p>0,812307</text:p>
          </table:table-cell>
          <table:table-cell office:value-type="string" calcext:value-type="string">
            <text:p>812 ms 307 us </text:p>
          </table:table-cell>
          <table:table-cell/>
          <table:table-cell office:value-type="float" office:value="259.062" calcext:value-type="float">
            <text:p>259,062</text:p>
          </table:table-cell>
          <table:table-cell office:value-type="string" calcext:value-type="string">
            <text:p>4 m 19 s 61 ms 715 us 3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0597" calcext:value-type="float">
            <text:p>0,0020597</text:p>
          </table:table-cell>
          <table:table-cell office:value-type="string" calcext:value-type="string">
            <text:p>2 ms 59 us 699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795598" calcext:value-type="float">
            <text:p>0,795598</text:p>
          </table:table-cell>
          <table:table-cell office:value-type="string" calcext:value-type="string">
            <text:p>795 ms 597 us 899 ns </text:p>
          </table:table-cell>
          <table:table-cell/>
          <table:table-cell office:value-type="float" office:value="252.164" calcext:value-type="float">
            <text:p>252,164</text:p>
          </table:table-cell>
          <table:table-cell office:value-type="string" calcext:value-type="string">
            <text:p>4 m 12 s 163 ms 827 us 199 ns </text:p>
          </table:table-cell>
        </table:table-row>
      </table:table>
      <table:table table:name="ThreadVector" table:style-name="ta1"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2x2</text:p>
          </table:table-cell>
          <table:table-cell table:number-columns-repeated="2"/>
          <table:table-cell office:value-type="string" calcext:value-type="string">
            <text:p>3x3</text:p>
          </table:table-cell>
          <table:table-cell table:number-columns-repeated="2"/>
          <table:table-cell office:value-type="string" calcext:value-type="string">
            <text:p>4x4</text:p>
          </table:table-cell>
          <table:table-cell table:number-columns-repeated="2"/>
          <table:table-cell office:value-type="string" calcext:value-type="string">
            <text:p>5x5</text:p>
          </table:table-cell>
          <table:table-cell table:number-columns-repeated="2"/>
          <table:table-cell office:value-type="string" calcext:value-type="string">
            <text:p>6x6</text:p>
          </table:table-cell>
          <table:table-cell table:number-columns-repeated="2"/>
          <table:table-cell office:value-type="string" calcext:value-type="string">
            <text:p>7x7</text:p>
          </table:table-cell>
          <table:table-cell table:number-columns-repeated="2"/>
          <table:table-cell office:value-type="string" calcext:value-type="string">
            <text:p>8x8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OLUTION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41" calcext:value-type="float">
            <text:p>0,0156241</text:p>
          </table:table-cell>
          <table:table-cell office:value-type="string" calcext:value-type="string">
            <text:p>15 ms 624 us 100 ns </text:p>
          </table:table-cell>
          <table:table-cell/>
          <table:table-cell office:value-type="float" office:value="2.07764" calcext:value-type="float">
            <text:p>2,07764</text:p>
          </table:table-cell>
          <table:table-cell office:value-type="string" calcext:value-type="string">
            <text:p>2 s 77 ms 636 us 299 ns </text:p>
          </table:table-cell>
          <table:table-cell/>
          <table:table-cell office:value-type="float" office:value="247.905" calcext:value-type="float">
            <text:p>247,905</text:p>
          </table:table-cell>
          <table:table-cell office:value-type="string" calcext:value-type="string">
            <text:p>4 m 7 s 904 ms 769 us 2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0308" calcext:value-type="float">
            <text:p>0,0020308</text:p>
          </table:table-cell>
          <table:table-cell office:value-type="string" calcext:value-type="string">
            <text:p>2 ms 30 us 800 ns </text:p>
          </table:table-cell>
          <table:table-cell/>
          <table:table-cell office:value-type="float" office:value="2.05539" calcext:value-type="float">
            <text:p>2,05539</text:p>
          </table:table-cell>
          <table:table-cell office:value-type="string" calcext:value-type="string">
            <text:p>2 s 55 ms 389 us 100 ns </text:p>
          </table:table-cell>
          <table:table-cell/>
          <table:table-cell office:value-type="float" office:value="254.495" calcext:value-type="float">
            <text:p>254,495</text:p>
          </table:table-cell>
          <table:table-cell office:value-type="string" calcext:value-type="string">
            <text:p>4 m 14 s 494 ms 536 us 3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0307" calcext:value-type="float">
            <text:p>0,0010307</text:p>
          </table:table-cell>
          <table:table-cell office:value-type="string" calcext:value-type="string">
            <text:p>1 ms 30 us 7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9018" calcext:value-type="float">
            <text:p>1,89018</text:p>
          </table:table-cell>
          <table:table-cell office:value-type="string" calcext:value-type="string">
            <text:p>1 s 890 ms 182 us 699 ns </text:p>
          </table:table-cell>
          <table:table-cell/>
          <table:table-cell office:value-type="float" office:value="259.131" calcext:value-type="float">
            <text:p>259,131</text:p>
          </table:table-cell>
          <table:table-cell office:value-type="string" calcext:value-type="string">
            <text:p>4 m 19 s 130 ms 756 us 2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5039" calcext:value-type="float">
            <text:p>0,0025039</text:p>
          </table:table-cell>
          <table:table-cell office:value-type="string" calcext:value-type="string">
            <text:p>2 ms 503 us 899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4953" calcext:value-type="float">
            <text:p>1,54953</text:p>
          </table:table-cell>
          <table:table-cell office:value-type="string" calcext:value-type="string">
            <text:p>1 s 549 ms 528 us 199 ns </text:p>
          </table:table-cell>
          <table:table-cell/>
          <table:table-cell office:value-type="float" office:value="267.556" calcext:value-type="float">
            <text:p>267,556</text:p>
          </table:table-cell>
          <table:table-cell office:value-type="string" calcext:value-type="string">
            <text:p>4 m 27 s 555 ms 694 us 2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5982" calcext:value-type="float">
            <text:p>0,0155982</text:p>
          </table:table-cell>
          <table:table-cell office:value-type="string" calcext:value-type="string">
            <text:p>15 ms 598 us 2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41" calcext:value-type="float">
            <text:p>0,0156241</text:p>
          </table:table-cell>
          <table:table-cell office:value-type="string" calcext:value-type="string">
            <text:p>15 ms 624 us 100 ns </text:p>
          </table:table-cell>
          <table:table-cell/>
          <table:table-cell office:value-type="float" office:value="2.43702" calcext:value-type="float">
            <text:p>2,43702</text:p>
          </table:table-cell>
          <table:table-cell office:value-type="string" calcext:value-type="string">
            <text:p>2 s 437 ms 18 us 99 ns </text:p>
          </table:table-cell>
          <table:table-cell/>
          <table:table-cell office:value-type="float" office:value="274.249" calcext:value-type="float">
            <text:p>274,249</text:p>
          </table:table-cell>
          <table:table-cell office:value-type="string" calcext:value-type="string">
            <text:p>4 m 34 s 248 ms 635 us 799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95248" calcext:value-type="float">
            <text:p>0,0095248</text:p>
          </table:table-cell>
          <table:table-cell office:value-type="string" calcext:value-type="string">
            <text:p>9 ms 524 us 799 ns </text:p>
          </table:table-cell>
          <table:table-cell/>
          <table:table-cell office:value-type="float" office:value="2.15697" calcext:value-type="float">
            <text:p>2,15697</text:p>
          </table:table-cell>
          <table:table-cell office:value-type="string" calcext:value-type="string">
            <text:p>2 s 156 ms 970 us 799 ns </text:p>
          </table:table-cell>
          <table:table-cell/>
          <table:table-cell office:value-type="float" office:value="262.975" calcext:value-type="float">
            <text:p>262,975</text:p>
          </table:table-cell>
          <table:table-cell office:value-type="string" calcext:value-type="string">
            <text:p>4 m 22 s 974 ms 942 us 3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118" calcext:value-type="float">
            <text:p>0,0312118</text:p>
          </table:table-cell>
          <table:table-cell office:value-type="string" calcext:value-type="string">
            <text:p>31 ms 211 us 800 ns </text:p>
          </table:table-cell>
          <table:table-cell/>
          <table:table-cell office:value-type="float" office:value="2.51444" calcext:value-type="float">
            <text:p>2,51444</text:p>
          </table:table-cell>
          <table:table-cell office:value-type="string" calcext:value-type="string">
            <text:p>2 s 514 ms 444 us 199 ns </text:p>
          </table:table-cell>
          <table:table-cell/>
          <table:table-cell office:value-type="float" office:value="262.393" calcext:value-type="float">
            <text:p>262,393</text:p>
          </table:table-cell>
          <table:table-cell office:value-type="string" calcext:value-type="string">
            <text:p>4 m 22 s 393 ms 44 us 2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5913" calcext:value-type="float">
            <text:p>0,0155913</text:p>
          </table:table-cell>
          <table:table-cell office:value-type="string" calcext:value-type="string">
            <text:p>15 ms 591 us 3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28" calcext:value-type="float">
            <text:p>0,0156228</text:p>
          </table:table-cell>
          <table:table-cell office:value-type="string" calcext:value-type="string">
            <text:p>15 ms 622 us 799 ns </text:p>
          </table:table-cell>
          <table:table-cell/>
          <table:table-cell office:value-type="float" office:value="2.64019" calcext:value-type="float">
            <text:p>2,64019</text:p>
          </table:table-cell>
          <table:table-cell office:value-type="string" calcext:value-type="string">
            <text:p>2 s 640 ms 192 us 999 ns </text:p>
          </table:table-cell>
          <table:table-cell/>
          <table:table-cell office:value-type="float" office:value="251.257" calcext:value-type="float">
            <text:p>251,257</text:p>
          </table:table-cell>
          <table:table-cell office:value-type="string" calcext:value-type="string">
            <text:p>4 m 11 s 256 ms 750 u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10214" calcext:value-type="float">
            <text:p>0,0010214</text:p>
          </table:table-cell>
          <table:table-cell office:value-type="string" calcext:value-type="string">
            <text:p>1 ms 21 us 4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5073" calcext:value-type="float">
            <text:p>0,0035073</text:p>
          </table:table-cell>
          <table:table-cell office:value-type="string" calcext:value-type="string">
            <text:p>3 ms 507 us 3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843496" calcext:value-type="float">
            <text:p>0,843496</text:p>
          </table:table-cell>
          <table:table-cell office:value-type="string" calcext:value-type="string">
            <text:p>843 ms 496 us 499 ns </text:p>
          </table:table-cell>
          <table:table-cell/>
          <table:table-cell office:value-type="float" office:value="256.194" calcext:value-type="float">
            <text:p>256,194</text:p>
          </table:table-cell>
          <table:table-cell office:value-type="string" calcext:value-type="string">
            <text:p>4 m 16 s 194 ms 222 us 400 ns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156248" calcext:value-type="float">
            <text:p>0,0156248</text:p>
          </table:table-cell>
          <table:table-cell office:value-type="string" calcext:value-type="string">
            <text:p>15 ms 624 us 799 ns </text:p>
          </table:table-cell>
          <table:table-cell/>
          <table:table-cell office:value-type="float" office:value="0.0010057" calcext:value-type="float">
            <text:p>0,0010057</text:p>
          </table:table-cell>
          <table:table-cell office:value-type="string" calcext:value-type="string">
            <text:p>1 ms 5 us 700 ns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12487" calcext:value-type="float">
            <text:p>0,0312487</text:p>
          </table:table-cell>
          <table:table-cell office:value-type="string" calcext:value-type="string">
            <text:p>31 ms 248 us 699 ns </text:p>
          </table:table-cell>
          <table:table-cell/>
          <table:table-cell office:value-type="float" office:value="1.7571" calcext:value-type="float">
            <text:p>1,7571</text:p>
          </table:table-cell>
          <table:table-cell office:value-type="string" calcext:value-type="string">
            <text:p>1 s 757 ms 98 us 999 ns </text:p>
          </table:table-cell>
          <table:table-cell/>
          <table:table-cell office:value-type="float" office:value="276.073" calcext:value-type="float">
            <text:p>276,073</text:p>
          </table:table-cell>
          <table:table-cell office:value-type="string" calcext:value-type="string">
            <text:p>4 m 36 s 73 ms 452 us 400 n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02:12:22.907000000</meta:creation-date>
    <dc:date>2022-12-04T04:02:50.838000000</dc:date>
    <meta:editing-duration>PT28M23S</meta:editing-duration>
    <meta:editing-cycles>2</meta:editing-cycles>
    <meta:generator>LibreOffice/7.3.4.2$Windows_X86_64 LibreOffice_project/728fec16bd5f605073805c3c9e7c4212a0120dc5</meta:generator>
    <meta:document-statistic meta:table-count="5" meta:cell-count="57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63cm" svg:y="0.316cm" chart:style-name="ch2">
          <text:p>Comparaison Algorithmes</text:p>
        </chart:title>
        <chart:legend chart:legend-position="end" svg:x="13.179cm" svg:y="3.456cm" style:legend-expansion="high" chart:style-name="ch3"/>
        <chart:plot-area chart:style-name="ch4" table:cell-range-address="Diagrammes.A3:Diagrammes.H7" chart:data-source-has-labels="both" svg:x="1.33cm" svg:y="1.275cm" svg:width="11.53cm" svg:height="6.569cm">
          <chart:coordinate-region svg:x="2.137cm" svg:y="1.474cm" svg:width="10.723cm" svg:height="5.723cm"/>
          <chart:axis chart:dimension="x" chart:name="primary-x" chart:style-name="ch5" chartooo:axis-type="auto">
            <chartooo:date-scale/>
            <chart:title svg:x="6.535cm" svg:y="8.024cm" chart:style-name="ch6">
              <text:p>Format</text:p>
            </chart:title>
            <chart:categories table:cell-range-address="Diagrammes.B3:Diagrammes.H3"/>
          </chart:axis>
          <chart:axis chart:dimension="y" chart:name="primary-y" chart:style-name="ch7">
            <chart:title svg:x="0.451cm" svg:y="5.331cm" chart:style-name="ch8">
              <text:p>Temps (s)</text:p>
            </chart:title>
            <chart:grid chart:style-name="ch9" chart:class="major"/>
          </chart:axis>
          <chart:series chart:style-name="ch10" chart:values-cell-range-address="Diagrammes.B4:Diagrammes.H4" chart:label-cell-address="Diagrammes.A4:Diagrammes.A4" chart:class="chart:bar">
            <chart:data-point chart:repeated="7"/>
          </chart:series>
          <chart:series chart:style-name="ch11" chart:values-cell-range-address="Diagrammes.B5:Diagrammes.H5" chart:label-cell-address="Diagrammes.A5:Diagrammes.A5" chart:class="chart:bar">
            <chart:data-point chart:repeated="7"/>
          </chart:series>
          <chart:series chart:style-name="ch12" chart:values-cell-range-address="Diagrammes.B6:Diagrammes.H6" chart:label-cell-address="Diagrammes.A6:Diagrammes.A6" chart:class="chart:bar">
            <chart:data-point chart:repeated="7"/>
          </chart:series>
          <chart:series chart:style-name="ch13" chart:values-cell-range-address="Diagrammes.B7:Diagrammes.H7" chart:label-cell-address="Diagrammes.A7:Diagrammes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x2</text:p>
                <draw:g>
                  <svg:desc>Diagrammes.B3:Diagrammes.H3</svg:desc>
                </draw:g>
              </table:table-cell>
              <table:table-cell office:value-type="string">
                <text:p>3x3</text:p>
              </table:table-cell>
              <table:table-cell office:value-type="string">
                <text:p>4x4</text:p>
              </table:table-cell>
              <table:table-cell office:value-type="string">
                <text:p>5x5</text:p>
              </table:table-cell>
              <table:table-cell office:value-type="string">
                <text:p>6x6</text:p>
              </table:table-cell>
              <table:table-cell office:value-type="string">
                <text:p>7x7</text:p>
              </table:table-cell>
              <table:table-cell office:value-type="string">
                <text:p>8x8</text:p>
              </table:table-cell>
            </table:table-row>
          </table:table-header-rows>
          <table:table-rows>
            <table:table-row>
              <table:table-cell office:value-type="string">
                <text:p>Itérative</text:p>
                <draw:g>
                  <svg:desc>Diagrammes.A4:Diagrammes.A4</svg:desc>
                </draw:g>
              </table:table-cell>
              <table:table-cell office:value-type="float" office:value="0">
                <text:p>0</text:p>
                <draw:g>
                  <svg:desc>Diagrammes.B4:Diagrammes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44088">
                <text:p>0.03044088</text:p>
              </table:table-cell>
              <table:table-cell office:value-type="float" office:value="7.791253">
                <text:p>7.791253</text:p>
              </table:table-cell>
              <table:table-cell office:value-type="float" office:value="490.6894">
                <text:p>490.6894</text:p>
              </table:table-cell>
            </table:table-row>
            <table:table-row>
              <table:table-cell office:value-type="string">
                <text:p>Récursive</text:p>
                <draw:g>
                  <svg:desc>Diagrammes.A5:Diagrammes.A5</svg:desc>
                </draw:g>
              </table:table-cell>
              <table:table-cell office:value-type="float" office:value="0">
                <text:p>0</text:p>
                <draw:g>
                  <svg:desc>Diagrammes.B5:Diagrammes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6398">
                <text:p>0.00176398</text:p>
              </table:table-cell>
              <table:table-cell office:value-type="float" office:value="0.031106">
                <text:p>0.031106</text:p>
              </table:table-cell>
              <table:table-cell office:value-type="float" office:value="8.442841">
                <text:p>8.442841</text:p>
              </table:table-cell>
              <table:table-cell office:value-type="float" office:value="524.4767">
                <text:p>524.4767</text:p>
              </table:table-cell>
            </table:table-row>
            <table:table-row>
              <table:table-cell office:value-type="string">
                <text:p>ThreadPool</text:p>
                <draw:g>
                  <svg:desc>Diagrammes.A6:Diagrammes.A6</svg:desc>
                </draw:g>
              </table:table-cell>
              <table:table-cell office:value-type="float" office:value="0.00020165">
                <text:p>0.00020165</text:p>
                <draw:g>
                  <svg:desc>Diagrammes.B6:Diagrammes.H6</svg:desc>
                </draw:g>
              </table:table-cell>
              <table:table-cell office:value-type="float" office:value="0.00156292">
                <text:p>0.00156292</text:p>
              </table:table-cell>
              <table:table-cell office:value-type="float" office:value="0.0005112">
                <text:p>0.0005112</text:p>
              </table:table-cell>
              <table:table-cell office:value-type="float" office:value="0.00010156">
                <text:p>0.00010156</text:p>
              </table:table-cell>
              <table:table-cell office:value-type="float" office:value="0.01314513">
                <text:p>0.01314513</text:p>
              </table:table-cell>
              <table:table-cell office:value-type="float" office:value="0.865351">
                <text:p>0.865351</text:p>
              </table:table-cell>
              <table:table-cell office:value-type="float" office:value="262.9638">
                <text:p>262.9638</text:p>
              </table:table-cell>
            </table:table-row>
            <table:table-row>
              <table:table-cell office:value-type="string">
                <text:p>ThreadVector</text:p>
                <draw:g>
                  <svg:desc>Diagrammes.A7:Diagrammes.A7</svg:desc>
                </draw:g>
              </table:table-cell>
              <table:table-cell office:value-type="float" office:value="0">
                <text:p>0</text:p>
                <draw:g>
                  <svg:desc>Diagrammes.B7:Diagrammes.H7</svg:desc>
                </draw:g>
              </table:table-cell>
              <table:table-cell office:value-type="float" office:value="0.00166462">
                <text:p>0.00166462</text:p>
              </table:table-cell>
              <table:table-cell office:value-type="float" office:value="0.00357298">
                <text:p>0.00357298</text:p>
              </table:table-cell>
              <table:table-cell office:value-type="float" office:value="0.00035073">
                <text:p>0.00035073</text:p>
              </table:table-cell>
              <table:table-cell office:value-type="float" office:value="0.01208871">
                <text:p>0.01208871</text:p>
              </table:table-cell>
              <table:table-cell office:value-type="float" office:value="1.9921956">
                <text:p>1.9921956</text:p>
              </table:table-cell>
              <table:table-cell office:value-type="float" office:value="261.2228">
                <text:p>261.2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363cm" svg:y="0.316cm" chart:style-name="ch2">
          <text:p>Comparaison Algorithmes</text:p>
        </chart:title>
        <chart:legend chart:legend-position="end" svg:x="12.59cm" svg:y="3.457cm" style:legend-expansion="high" chart:style-name="ch3"/>
        <chart:plot-area chart:style-name="ch4" table:cell-range-address="Diagrammes.A12:Diagrammes.H16" chart:data-source-has-labels="both" svg:x="1.33cm" svg:y="1.275cm" svg:width="10.941cm" svg:height="6.57cm">
          <chart:coordinate-region svg:x="2.137cm" svg:y="1.475cm" svg:width="10.04cm" svg:height="5.723cm"/>
          <chart:axis chart:dimension="x" chart:name="primary-x" chart:style-name="ch5" chartooo:axis-type="auto">
            <chartooo:date-scale/>
            <chart:title svg:x="6.24cm" svg:y="8.025cm" chart:style-name="ch6">
              <text:p>Format</text:p>
            </chart:title>
            <chart:categories table:cell-range-address="Diagrammes.B12:Diagrammes.H12"/>
          </chart:axis>
          <chart:axis chart:dimension="y" chart:name="primary-y" chart:style-name="ch5">
            <chart:title svg:x="0.451cm" svg:y="5.332cm" chart:style-name="ch7">
              <text:p>Temps (s)</text:p>
            </chart:title>
            <chart:grid chart:style-name="ch8" chart:class="major"/>
          </chart:axis>
          <chart:series chart:style-name="ch9" chart:values-cell-range-address="Diagrammes.B13:Diagrammes.H13" chart:label-cell-address="Diagrammes.A13:Diagrammes.A13" chart:class="chart:line">
            <chart:data-point chart:repeated="7"/>
          </chart:series>
          <chart:series chart:style-name="ch10" chart:values-cell-range-address="Diagrammes.B14:Diagrammes.H14" chart:label-cell-address="Diagrammes.A14:Diagrammes.A14" chart:class="chart:line">
            <chart:data-point chart:repeated="7"/>
          </chart:series>
          <chart:series chart:style-name="ch11" chart:values-cell-range-address="Diagrammes.B15:Diagrammes.H15" chart:label-cell-address="Diagrammes.A15:Diagrammes.A15" chart:class="chart:line">
            <chart:data-point chart:repeated="7"/>
          </chart:series>
          <chart:series chart:style-name="ch12" chart:values-cell-range-address="Diagrammes.B16:Diagrammes.H16" chart:label-cell-address="Diagrammes.A16:Diagrammes.A16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Diagrammes.B12:Diagrammes.H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Itérative</text:p>
                <draw:g>
                  <svg:desc>Diagrammes.A13:Diagrammes.A13</svg:desc>
                </draw:g>
              </table:table-cell>
              <table:table-cell office:value-type="float" office:value="0">
                <text:p>0</text:p>
                <draw:g>
                  <svg:desc>Diagrammes.B13:Diagrammes.H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417">
                <text:p>0.0312417</text:p>
              </table:table-cell>
              <table:table-cell office:value-type="float" office:value="7.9205">
                <text:p>7.9205</text:p>
              </table:table-cell>
              <table:table-cell office:value-type="float" office:value="490.294">
                <text:p>490.294</text:p>
              </table:table-cell>
            </table:table-row>
            <table:table-row>
              <table:table-cell office:value-type="string">
                <text:p>Récursive</text:p>
                <draw:g>
                  <svg:desc>Diagrammes.A14:Diagrammes.A14</svg:desc>
                </draw:g>
              </table:table-cell>
              <table:table-cell office:value-type="float" office:value="0">
                <text:p>0</text:p>
                <draw:g>
                  <svg:desc>Diagrammes.B14:Diagrammes.H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4">
                <text:p>0.03124</text:p>
              </table:table-cell>
              <table:table-cell office:value-type="float" office:value="8.62538">
                <text:p>8.62538</text:p>
              </table:table-cell>
              <table:table-cell office:value-type="float" office:value="524.427">
                <text:p>524.427</text:p>
              </table:table-cell>
            </table:table-row>
            <table:table-row>
              <table:table-cell office:value-type="string">
                <text:p>ThreadPool</text:p>
                <draw:g>
                  <svg:desc>Diagrammes.A15:Diagrammes.A15</svg:desc>
                </draw:g>
              </table:table-cell>
              <table:table-cell office:value-type="float" office:value="0">
                <text:p>0</text:p>
                <draw:g>
                  <svg:desc>Diagrammes.B15:Diagrammes.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20597">
                <text:p>0.0020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5598">
                <text:p>0.795598</text:p>
              </table:table-cell>
              <table:table-cell office:value-type="float" office:value="252.164">
                <text:p>252.164</text:p>
              </table:table-cell>
            </table:table-row>
            <table:table-row>
              <table:table-cell office:value-type="string">
                <text:p>ThreadVector</text:p>
                <draw:g>
                  <svg:desc>Diagrammes.A16:Diagrammes.A16</svg:desc>
                </draw:g>
              </table:table-cell>
              <table:table-cell office:value-type="float" office:value="0">
                <text:p>0</text:p>
                <draw:g>
                  <svg:desc>Diagrammes.B16:Diagrammes.H16</svg:desc>
                </draw:g>
              </table:table-cell>
              <table:table-cell office:value-type="float" office:value="0.0156248">
                <text:p>0.0156248</text:p>
              </table:table-cell>
              <table:table-cell office:value-type="float" office:value="0.0010057">
                <text:p>0.0010057</text:p>
              </table:table-cell>
              <table:table-cell office:value-type="float" office:value="0">
                <text:p>0</text:p>
              </table:table-cell>
              <table:table-cell office:value-type="float" office:value="0.0312487">
                <text:p>0.0312487</text:p>
              </table:table-cell>
              <table:table-cell office:value-type="float" office:value="1.7571">
                <text:p>1.7571</text:p>
              </table:table-cell>
              <table:table-cell office:value-type="float" office:value="276.073">
                <text:p>276.0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